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811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style:font-name="Courier New1"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Arial2" fo:font-size="22pt" style:font-size-asian="22pt" style:font-size-complex="22pt"/>
    </style:style>
    <style:style style:name="T2" style:family="text">
      <style:text-properties style:font-name="Courier New1" fo:font-size="22pt" style:font-size-asian="22pt" style:font-size-complex="22pt"/>
    </style:style>
    <style:style style:name="T3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Arial2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style:font-name="Arial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super 58%"/>
    </style:style>
    <style:style style:name="T11" style:family="text">
      <style:text-properties style:font-name="Arial2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language part 2</text:p>
          </draw:text-box>
        </draw:frame>
        <draw:frame presentation:style-name="pr2" draw:layer="layout" svg:width="24.639cm" svg:height="12.178cm" svg:x="1.4cm" svg:y="4.914cm" presentation:class="subtitle">
          <draw:text-box>
            <text:p>If statements</text:p>
            <text:p>Comparisons</text:p>
            <text:p>Boolean type</text:p>
            <text:p/>
            <text:p>Loops – while</text:p>
            <text:p>Loops – do</text:p>
            <text:p>Loops – fo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 Statement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  <text:p><text:span text:style-name="T2">if (something == somethingElse) {</text:span></text:p>
                <text:list>
                  <text:list-header>
                    <text:p><text:span text:style-name="T2">// code here gets executed if the comparison</text:span></text:p>
                    <text:p><text:span text:style-name="T2">// is </text:span><text:span text:style-name="T3">true</text:span></text:p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4">else {</text:span></text:p>
                <text:list>
                  <text:list-header>
                    <text:p><text:span text:style-name="T4">// code here gets executed if the comparison</text:span></text:p>
                    <text:p><text:span text:style-name="T2">// is </text:span><text:span text:style-name="T3">not true</text:span></text:p>
                    <text:p><text:span text:style-name="T4">doSomeOtherThing();</text:span></text:p>
                    <text:p><text:span text:style-name="T4">}</text:span></text:p>
                  </text:list-header>
                </text:list>
                <text:p><text:span text:style-name="T4">// program execution continues her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&gt;&gt; Chained If - els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  <text:p><text:span text:style-name="T2">if (something == somethingElse) {</text:span></text:p>
                <text:list>
                  <text:list-header>
                    <text:p><text:span text:style-name="T2">// code here gets executed if the comparison</text:span></text:p>
                    <text:p><text:span text:style-name="T2">// is </text:span><text:span text:style-name="T3">true</text:span></text:p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4">else if (anotherCondition) {</text:span></text:p>
                <text:list>
                  <text:list-header>
                    <text:p><text:span text:style-name="T4">// code here gets executed if the comparison</text:span></text:p>
                    <text:p><text:span text:style-name="T2">// is </text:span><text:span text:style-name="T3">not true</text:span></text:p>
                    <text:p><text:span text:style-name="T4">doSomeOtherThing();</text:span></text:p>
                    <text:p><text:span text:style-name="T4">}</text:span></text:p>
                  </text:list-header>
                </text:list>
                <text:p><text:span text:style-name="T4">else {</text:span></text:p>
                <text:list>
                  <text:list-header>
                    <text:p><text:span text:style-name="T4">// we get here if the first &amp; second conditions are false</text:span></text:p>
                    <text:p><text:span text:style-name="T4">}</text:span></text:p>
                  </text:list-header>
                </text:list>
              </text:list-item>
              <text:list-item>
                <text:p><text:span text:style-name="T5">Perhaps a case statement would be bette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= instead of ==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Note that when we test for equality, we use ==, not =</text:span></text:p>
              </text:list-item>
              <text:list-item>
                <text:p><text:span text:style-name="T1">= is used for </text:span><text:span text:style-name="T6">assignment</text:span><text:span text:style-name="T1">, == for </text:span><text:span text:style-name="T6">comparison</text:span></text:p>
              </text:list-item>
              <text:list-item>
                <text:p><text:span text:style-name="T6">Also note, if you use the </text:span><text:span text:style-name="T7">wrong</text:span><text:span text:style-name="T6"> symbol</text:span></text:p>
                <text:p><text:span text:style-name="T1"/></text:p>
                <text:p><text:span text:style-name="T2">if (someVariable = someOtherVariable) {</text:span></text:p>
                <text:list>
                  <text:list-header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1"/></text:p>
              </text:list-item>
            </text:list>
            <text:p><text:span text:style-name="T5">will </text:span><text:span text:style-name="T8">almost</text:span><text:span text:style-name="T5"> always be true, but not always. <text:s/>This will introduce very hard to find bugs</text:span></text:p>
            <text:p><text:span text:style-name="T5">The expression (i=j), while assigning j's value to i, itself evaluates to whatever j is. <text:s/>So if j is 0, i=j evaluates to 0, and appears to be false, and true if j takes any other value.</text:span></text:p>
            <text:p><text:span text:style-name="T5">Demonstrate :-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arison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==</text:span><text:span text:style-name="T1"><text:tab/></text:span><text:span text:style-name="T1"><text:tab/></text:span><text:span text:style-name="T1">is equal to</text:span><text:span text:style-name="T1"><text:tab/></text:span></text:p>
              </text:list-item>
              <text:list-item>
                <text:p><text:span text:style-name="T1">&gt;</text:span><text:span text:style-name="T1"><text:tab/></text:span><text:span text:style-name="T1"><text:tab/></text:span><text:span text:style-name="T1">greater than</text:span></text:p>
              </text:list-item>
              <text:list-item>
                <text:p><text:span text:style-name="T1">&lt; </text:span><text:span text:style-name="T1"><text:tab/></text:span><text:span text:style-name="T1"><text:tab/></text:span><text:span text:style-name="T1">less than</text:span></text:p>
              </text:list-item>
              <text:list-item>
                <text:p><text:span text:style-name="T1">&gt;= </text:span><text:span text:style-name="T1"><text:tab/></text:span><text:span text:style-name="T1"><text:tab/></text:span><text:span text:style-name="T1">greater than or equal to</text:span></text:p>
              </text:list-item>
              <text:list-item>
                <text:p><text:span text:style-name="T1">&lt;= </text:span><text:span text:style-name="T1"><text:tab/></text:span><text:span text:style-name="T1"><text:tab/></text:span><text:span text:style-name="T1">less than or equal to</text:span></text:p>
              </text:list-item>
              <text:list-item>
                <text:p><text:span text:style-name="T1">!= </text:span><text:span text:style-name="T1"><text:tab/></text:span><text:span text:style-name="T1"><text:tab/></text:span><text:span text:style-name="T1">not equal to.</text:span></text:p>
                <text:p><text:span text:style-name="T1"/></text:p>
                <text:p><text:span text:style-name="T2">if (var1 &gt; var2) {</text:span></text:p>
                <text:list>
                  <text:list-header>
                    <text:p><text:span text:style-name="T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oolean typ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hilst ANSI C is happy to store true and false in integers, later versions have introduced a proper boolean type</text:span></text:p>
              </text:list-item>
              <text:list-item>
                <text:p><text:span text:style-name="T1">Defined in stdbool.h</text:span></text:p>
                <text:list>
                  <text:list-header>
                    <text:p><text:span text:style-name="T2">bool isOKToProceed = true;</text:span></text:p>
                  </text:list-header>
                </text:list>
              </text:list-item>
              <text:list-item>
                <text:p><text:span text:style-name="T1">This makes it clear that the variable is some kind of true/false flag.</text:span></text:p>
              </text:list-item>
              <text:list-item>
                <text:p><text:span text:style-name="T1">We'll see this when looking at while() loops, and the negation operator ! will make more sense too.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d, Or,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Logical And is done with a &amp;&amp; symbol</text:span></text:p>
              </text:list-item>
              <text:list-item>
                <text:p><text:span text:style-name="T1">Logical OR is with a || symbol</text:span></text:p>
              </text:list-item>
              <text:list-item>
                <text:p><text:span text:style-name="T1">Not, as we have already seen, is by using !</text:span></text:p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The reason is that single &amp; is a bit-wise AND, and a single | is a bit-wise OR</text:span></text:p>
              </text:list-item>
              <text:list-item>
                <text:p><text:span text:style-name="T1">C is very good for manipulating individual bits in a binary number.</text:span></text:p>
              </text:list-item>
              <text:list-item>
                <text:p><text:span text:style-name="T1">We will do a later session looking at binary-level operation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uth Tables – AND &amp; OR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Truth Table for AND</text:p>
                <text:p/>
                <text:p/>
                <text:p/>
              </text:list-item>
              <text:list-item>
                <text:p>Truth Table for OR</text:p>
              </text:list-item>
            </text:list>
          </draw:text-box>
        </draw:frame>
        <draw:frame draw:style-name="standard" draw:layer="layout" svg:width="14.208cm" svg:height="4.859cm" svg:x="3.438cm" svg:y="6.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A AND B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14cm" svg:height="4.859cm" svg:x="3.493cm" svg:y="14.1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A OR B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uth Tables -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Truth Table for NOT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9.397cm" svg:height="2.915cm" svg:x="3.428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NOT A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?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gation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o test for “not &lt;some condition&gt; you do something like this :-</text:span></text:p>
                <text:p><text:span text:style-name="T1"/></text:p>
                <text:p><text:span text:style-name="T2">if (!(var1 &gt; var2)) {</text:span></text:p>
                <text:list>
                  <text:list-header>
                    <text:p><text:span text:style-name="T2">}</text:span></text:p>
                  </text:list-header>
                </text:list>
                <text:p><text:span text:style-name="T2"/></text:p>
              </text:list-item>
              <text:list-item>
                <text:p><text:span text:style-name="T1">Sometimes it is clearer to write a test this way. <text:s/>Remember, the aim to write code that is almost effortless to read, no need for mental judo to unfold the meaning of a test or piece of code.</text:span></text:p>
              </text:list-item>
              <text:list-item>
                <text:p><text:span text:style-name="T1">However, the extra brackets are necessary, because the not only affects the thing to its right, demonstrate...</text:span></text:p>
                <text:p><text:span text:style-name="T1"/></text:p>
              </text:list-item>
              <text:list-item>
                <text:p><text:span text:style-name="T1">Logical equivalences - </text:span></text:p>
                <text:list>
                  <text:list-header>
                    <text:p><text:span text:style-name="T2">if (!(var1 &gt; var2))</text:span></text:p>
                  </text:list-header>
                </text:list>
              </text:list-item>
              <text:list-item>
                <text:p><text:span text:style-name="T1">Is the same as</text:span></text:p>
                <text:list>
                  <text:list-header>
                    <text:p><text:span text:style-name="T2">if (var1 &lt;= var2) </text:span></text:p>
                  </text:list-header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s of And, Or,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2">if ((x &gt; 2) &amp;&amp; (y &lt; 5)) {</text:span></text:p>
                <text:list>
                  <text:list-header>
                    <text:p><text:span text:style-name="T2">doSomething()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>if ((x &gt;= 2) || (y &lt; 5)) {</text:span></text:p>
                <text:list>
                  <text:list-header>
                    <text:p><text:span text:style-name="T2">doSomethingDifferent(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draw:custom-shape draw:style-name="gr2" draw:text-style-name="P4" draw:layer="layout" svg:width="7.8cm" svg:height="4.2cm" svg:x="18.6cm" svg:y="3.8cm">
          <text:p text:style-name="P3"><text:span text:style-name="T9">These are evaluated left-to-right</text:span></text:p>
          <text:p text:style-name="P3"><text:span text:style-name="T9">If the first test returns 0 (false),</text:span></text:p>
          <text:p text:style-name="P3"><text:span text:style-name="T9">The second test isn't done,</text:span></text:p>
          <text:p text:style-name="P3"><text:span text:style-name="T9">Because false AND &lt;anything&gt;</text:span></text:p>
          <text:p text:style-name="P3"><text:span text:style-name="T9">Will always be false</text:span></text:p>
          <draw:enhanced-geometry svg:viewBox="0 0 21600 21600" draw:text-areas="800 800 20800 20800" draw:type="round-rectangular-callout" draw:modifiers="-24338.418151519 5229.04070459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7.8cm" svg:height="4.2cm" svg:x="18.8cm" svg:y="9cm">
          <text:p text:style-name="P3"><text:span text:style-name="T9">Note that we do need lots</text:span></text:p>
          <text:p text:style-name="P3"><text:span text:style-name="T9">Of brackets to make it all work</text:span></text:p>
          <draw:enhanced-geometry svg:viewBox="0 0 21600 21600" draw:text-areas="800 800 20800 20800" draw:type="round-rectangular-callout" draw:modifiers="-24338.418151519 5229.04070459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s of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is tests if a condition is true :-</text:span></text:p>
                <text:p><text:span text:style-name="T1"/></text:p>
                <text:p><text:span text:style-name="T2">if (&lt;testForSomeCondition&gt;) {</text:span></text:p>
                <text:list>
                  <text:list-header>
                    <text:p><text:span text:style-name="T2">doSomething()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1">Using the not operator, we can test if something is false:-</text:span></text:p>
                <text:p><text:span text:style-name="T1"/></text:p>
                <text:p><text:span text:style-name="T2">if (!&lt;testForSomeCondition&gt;) {</text:span></text:p>
                <text:list>
                  <text:list-header>
                    <text:p><text:span text:style-name="T2">doSomethingDifferent();</text:span></text:p>
                    <text:p><text:span text:style-name="T2">}</text:span></text:p>
                  </text:list-header>
                </text:list>
              </text:list-item>
              <text:list-item>
                <text:p><text:span text:style-name="T1">It depends on what will be the most clear way to express the program's logi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 -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Enough dull stuff, now something much more useful</text:span></text:p>
              </text:list-item>
              <text:list-item>
                <text:p><text:span text:style-name="T1">The simplest loop in C is the while loop :-</text:span></text:p>
                <text:p><text:span text:style-name="T2"/></text:p>
                <text:p><text:span text:style-name="T2">while (someCondition) {</text:span></text:p>
                <text:list>
                  <text:list-header>
                    <text:p><text:span text:style-name="T2">doSomeStuff();</text:span></text:p>
                    <text:p><text:span text:style-name="T2">doSomeMoreStuff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Code inside the loop gets executed “while” the condition holds true.</text:span></text:p>
              </text:list-item>
              <text:list-item>
                <text:p><text:span text:style-name="T1">If the condition isn't true at the beginning, the loop body won't be entered.</text:span></text:p>
              </text:list-item>
            </text:list>
          </draw:text-box>
        </draw:frame>
        <draw:custom-shape draw:style-name="gr2" draw:text-style-name="P3" draw:layer="layout" svg:width="7.8cm" svg:height="5.4cm" svg:x="19.6cm" svg:y="8cm">
          <text:p text:style-name="P3">These two statements</text:p>
          <text:p text:style-name="P3">Make up the</text:p>
          <text:p text:style-name="P3"><text:s/>Loop body</text:p>
          <draw:enhanced-geometry svg:viewBox="0 0 21600 21600" draw:text-areas="800 800 20800 20800" draw:type="round-rectangular-callout" draw:modifiers="-16463.7354185361 13993.4086280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unting with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So, a while loop lets us easily count :-</text:span></text:p>
                <text:p><text:span text:style-name="T1"/></text:p>
                <text:p><text:span text:style-name="T2">int i = 0;</text:span></text:p>
                <text:p><text:span text:style-name="T1"/></text:p>
                <text:p><text:span text:style-name="T2">while (i &lt; 10) {</text:span></text:p>
                <text:list>
                  <text:list-header>
                    <text:p><text:span text:style-name="T2">printf(“The value of i is %d\n, i);</text:span></text:p>
                    <text:p><text:span text:style-name="T2">i = i + 1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</text:list>
          </draw:text-box>
        </draw:frame>
        <draw:custom-shape draw:style-name="gr2" draw:text-style-name="P3" draw:layer="layout" svg:width="12cm" svg:height="5.6cm" svg:x="15.2cm" svg:y="13cm">
          <text:p text:style-name="P3">What happens if this part</text:p>
          <text:p text:style-name="P3">Is omitted? <text:s/>Its a very</text:p>
          <text:p text:style-name="P3">Common mistake</text:p>
          <draw:enhanced-geometry svg:viewBox="0 0 21600 21600" draw:text-areas="800 800 20800 20800" draw:type="round-rectangular-callout" draw:modifiers="-10595.7170235814 3197.00053561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4cm" svg:height="4.6cm" svg:x="15.6cm" svg:y="5.8cm">
          <text:p text:style-name="P3">This variable is called the</text:p>
          <text:p text:style-name="P3">Loop counter</text:p>
          <text:p text:style-name="P3"/>
          <draw:enhanced-geometry svg:viewBox="0 0 21600 21600" draw:text-areas="800 800 20800 20800" draw:type="round-rectangular-callout" draw:modifiers="-18884.8946553982 11689.632688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finite loops with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Answer – the loop will never terminate, its an </text:span><text:span text:style-name="T6">infinite</text:span><text:span text:style-name="T1"> </text:span><text:span text:style-name="T6">loop</text:span><text:span text:style-name="T1">.</text:span></text:p>
                <text:p><text:span text:style-name="T1"/></text:p>
                <text:p><text:span text:style-name="T2">The value of i is 0</text:span></text:p>
                <text:p><text:span text:style-name="T2">The value of i is 0</text:span></text:p>
                <text:p><text:span text:style-name="T2">The value of i is 0</text:span></text:p>
                <text:p><text:span text:style-name="T2">The value of i is 0</text:span></text:p>
                <text:p><text:span text:style-name="T2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iberate infinite loops with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How would you write a deliberately infinite loop with while?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iberate infinite loops with while</text:p>
          </draw:text-box>
        </draw:frame>
        <draw:frame presentation:style-name="pr4" draw:text-style-name="P1" draw:layer="layout" svg:width="24.639cm" svg:height="15.8cm" svg:x="2.161cm" svg:y="4cm" presentation:class="outline" presentation:user-transformed="true">
          <draw:text-box>
            <text:list text:style-name="L2">
              <text:list-item>
                <text:p><text:span text:style-name="T1">Answer - </text:span></text:p>
                <text:p><text:span text:style-name="T2"/></text:p>
                <text:p><text:span text:style-name="T2">#include &lt;stdbool.h&gt;</text:span></text:p>
                <text:p><text:span text:style-name="T2"/></text:p>
                <text:p><text:span text:style-name="T2">while (true) {</text:span></text:p>
                <text:list>
                  <text:list-header>
                    <text:p><text:span text:style-name="T2">doSomeStuff();</text:span></text:p>
                    <text:p><text:span text:style-name="T2">doSomeMoreStuff();</text:span></text:p>
                    <text:p><text:span text:style-name="T2">forEver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>Or use any other condition that would always be true. <text:s/>The one shown is the clearest. <text:s/>You may meet :-</text:span></text:p>
                <text:p><text:span text:style-name="T1"/></text:p>
                <text:p><text:span text:style-name="T2">while (1) {</text:span></text:p>
                <text:list>
                  <text:list-item>
                    <text:list>
                      <text:list-header>
                        <text:p><text:span text:style-name="T2">}</text:span></text:p>
                        <text:p><text:span text:style-name="T2"/></text:p>
                      </text:list-header>
                    </text:list>
                  </text:list-item>
                </text:list>
                <text:p><text:span text:style-name="T1">because 0 is false and all other int values, including 1, is considered to be true</text:span></text:p>
              </text:list-item>
              <text:list-item>
                <text:p><text:span text:style-name="T1">Can you suggest why this might be? Hint: binary</text:span></text:p>
                <text:p><text:span text:style-name="T1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while and if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e can now illustrate if a bit better :-</text:span></text:p>
                <text:p><text:span text:style-name="T1"/></text:p>
                <text:p><text:span text:style-name="T2">int i = 0;</text:span></text:p>
                <text:p><text:span text:style-name="T2"><text:s text:c="4"/></text:span><text:span text:style-name="T2">while (i &lt; 10)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if ((i &gt;= 3) &amp;&amp; (i &lt;= 6)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"><text:s text:c="11"/></text:span><text:span text:style-name="T2"><text:tab/></text:span><text:span text:style-name="T2">printf ("%d is between 3 and 6\n", i);</text:span></text:p>
            <text:p><text:span text:style-name="T2"><text:s text:c="11"/></text:span><text:span text:style-name="T2">else</text:span></text:p>
            <text:p><text:span text:style-name="T2"><text:s text:c="12"/></text:span><text:span text:style-name="T2"><text:tab/></text:span><text:span text:style-name="T2">printf ("%d is not between 3 and 6\n", i);</text:span></text:p>
            <text:p><text:span text:style-name="T2"><text:s text:c="7"/></text:span><text:span text:style-name="T2">i = i + 1;</text:span></text:p>
            <text:p><text:span text:style-name="T2"><text:s text:c="4"/></text:span><text:span text:style-name="T2"><text:tab/></text:span><text:span text:style-name="T2"> <text:s/></text:span><text:span text:style-name="T2">}</text:span></text:p>
            <text:p><text:span text:style-name="T2"/></text:p>
            <text:list text:continue-numbering="true" text:style-name="L2">
              <text:list-item>
                <text:p><text:span text:style-name="T1">Note that the if and else blocks are only a single line long, so no curly brackets are required. <text:s/>You can still have them if you want.</text:span></text:p>
              </text:list-item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ating point while!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e also don't have to count in integers - </text:span></text:p>
                <text:p><text:span text:style-name="T1"/></text:p>
                <text:p><text:span text:style-name="T2">double d = 0.5;</text:span></text:p>
                <text:p><text:span text:style-name="T2"/></text:p>
                <text:p><text:span text:style-name="T2">while (d &lt; 2.2) {</text:span></text:p>
                <text:list>
                  <text:list-header>
                    <text:p><text:span text:style-name="T2">printf ("The loop counter is %4.5f\n", d);</text:span></text:p>
                  </text:list-header>
                </text:list>
              </text:list-item>
            </text:list>
            <text:p><text:span text:style-name="T2"><text:s text:c="5"/></text:span><text:span text:style-name="T2">d = d + 0.3;</text:span></text:p>
            <text:p><text:span text:style-name="T2"><text:s text:c="3"/></text:span><text:span text:style-name="T2">}</text:span></text:p>
            <text:p><text:span text:style-name="T2"/></text:p>
            <text:list text:continue-numbering="true" text:style-name="L2">
              <text:list-header>
                <text:p><text:span text:style-name="T1"/></text:p>
              </text:list-header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oleans and while - flag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hen we met the boolean type, I said it would be useful later -</text:span></text:p>
                <text:p><text:span text:style-name="T1"/></text:p>
                <text:p><text:span text:style-name="T2">bool itsOkToKeepGoing = true;</text:span></text:p>
                <text:p><text:span text:style-name="T2"/></text:p>
                <text:p><text:span text:style-name="T2">while (itsOkToKeepGoing) {</text:span></text:p>
                <text:list>
                  <text:list-header>
                    <text:p><text:span text:style-name="T2">keep();</text:span></text:p>
                  </text:list-header>
                </text:list>
              </text:list-item>
            </text:list>
            <text:p><text:span text:style-name="T2"><text:s text:c="5"/></text:span><text:span text:style-name="T2">doing();</text:span></text:p>
            <text:list text:continue-numbering="true" text:style-name="L2">
              <text:list-item>
                <text:list>
                  <text:list-header>
                    <text:p><text:span text:style-name="T2">stuff();</text:span></text:p>
                  </text:list-header>
                </text:list>
              </text:list-item>
            </text:list>
            <text:p><text:span text:style-name="T2"><text:s text:c="3"/></text:span><text:span text:style-name="T2">}</text:span></text:p>
            <text:p><text:span text:style-name="T2"/></text:p>
            <text:list text:continue-numbering="true" text:style-name="L2">
              <text:list-item>
                <text:p><text:span text:style-name="T1">Note again that the statements in the </text:span><text:span text:style-name="T6">body </text:span><text:span text:style-name="T5">must alter the value of the </text:span><text:span text:style-name="T6">flag</text:span><text:span text:style-name="T5">, or else the loop will never terminate.</text:span></text:p>
              </text:list-item>
            </text:list>
            <text:p><text:span text:style-name="T2"/></text:p>
            <text:list text:continue-numbering="true" text:style-name="L2">
              <text:list-header>
                <text:p><text:span text:style-name="T1"/></text:p>
              </text:list-header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draw:custom-shape draw:style-name="gr2" draw:text-style-name="P3" draw:layer="layout" svg:width="8cm" svg:height="4.2cm" svg:x="18.6cm" svg:y="8cm">
          <text:p text:style-name="P3">Test the value of the</text:p>
          <text:p text:style-name="P3">flag</text:p>
          <draw:enhanced-geometry svg:viewBox="0 0 21600 21600" draw:text-areas="800 800 20800 20800" draw:type="round-rectangular-callout" draw:modifiers="-19642.7446569179 7295.977148298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sted loop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5">You can nest loops, one inside the other :-</text:span></text:p>
              </text:list-item>
            </text:list>
            <text:p><text:span text:style-name="T2"/></text:p>
            <text:p><text:span text:style-name="T2"/></text:p>
            <text:list text:continue-numbering="true" text:style-name="L2">
              <text:list-header>
                <text:p><text:span text:style-name="T1"/></text:p>
              </text:list-header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d of lesson on 6<text:span text:style-name="T10">th</text:span> Jan 2016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mework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to print out all of the times tables, from 1 to 13, going up to 13 x 13.</text:span></text:p>
              </text:list-item>
              <text:list-item>
                <text:p><text:span text:style-name="T1">Use the tab “\t” and/or field widths e.g. “%5d” to space things out and line them up neatly</text:span></text:p>
              </text:list-item>
              <text:list-item>
                <text:p><text:span text:style-name="T1">Have a couple of blank lines in between the tables </text:span></text:p>
                <text:p><text:span text:style-name="T1"/></text:p>
              </text:list-item>
              <text:list-item>
                <text:p><text:span text:style-name="T1">Much Harder: use while loops in a similar way to print out truth tables for AND and OR.</text:span></text:p>
                <text:list>
                  <text:list-item>
                    <text:p><text:span text:style-name="T1">You will need a function printBoolean(bool aBoolean) that will print out “true” or “false” depending on its argument</text:span></text:p>
                  </text:list-item>
                  <text:list-item>
                    <text:p><text:span text:style-name="T11">You will need to use the fact that integer 0 is seen as “true” and integer 1 as “false”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 - do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Do loops are very similar to while loops :- instead of</text:span></text:p>
                <text:p><text:span text:style-name="T1"/></text:p>
                <text:p><text:span text:style-name="T2">while (someCondition) {</text:span></text:p>
                <text:list>
                  <text:list-header>
                    <text:p><text:span text:style-name="T2">doSomeStuff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Its</text:span></text:p>
                <text:p><text:span text:style-name="T2"/></text:p>
                <text:p><text:span text:style-name="T2">do {</text:span></text:p>
                <text:list>
                  <text:list-header>
                    <text:p><text:span text:style-name="T2">doSomeStuff();</text:span></text:p>
                    <text:p><text:span text:style-name="T2">} while (someCondition)</text:span></text:p>
                    <text:p><text:span text:style-name="T2"/></text:p>
                  </text:list-header>
                </text:list>
              </text:list-item>
              <text:list-item>
                <text:p><text:span text:style-name="T1">Code inside the loop still gets executed “while” the condition holds true.</text:span></text:p>
              </text:list-item>
              <text:list-item>
                <text:p><text:span text:style-name="T6">But</text:span><text:span text:style-name="T5"> the test is made at the end – so the loop body always gets executed </text:span><text:span text:style-name="T6">at least once</text:span></text:p>
              </text:list-item>
              <text:list-item>
                <text:p><text:span text:style-name="T1">Recall that the while loop body may not be executed at all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 - for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5-12-18T19:25:48</meta:creation-date>
    <dc:date>2016-01-07T17:57:18.481845301</dc:date>
    <dc:creator>Mark Woodrow</dc:creator>
    <meta:editing-duration>PT5H48M25S</meta:editing-duration>
    <meta:editing-cycles>15</meta:editing-cycles>
    <meta:generator>LibreOffice/4.2.8.2$Linux_x86 LibreOffice_project/420m0$Build-2</meta:generator>
    <meta:document-statistic meta:object-count="130"/>
  </office:meta>
</office:document-meta>
</file>